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9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38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>
      <style:paragraph-properties fo:line-height="100%"/>
      <style:text-properties fo:font-size="8pt" style:font-size-asian="8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6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line-height="100%"/>
      <style:text-properties fo:font-weight="bold" style:font-weight-asian="bold"/>
    </style:style>
    <style:style style:name="P1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19" style:family="paragraph" style:parent-style-name="Standard" style:list-style-name="WW8Num3">
      <style:paragraph-properties fo:line-height="100%" fo:text-align="justify" style:justify-single-word="false"/>
      <style:text-properties fo:font-weight="bold" style:font-weight-asian="bold"/>
    </style:style>
    <style:style style:name="P20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3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0.002cm" fo:margin-right="0cm" fo:text-align="justify" style:justify-single-word="false" fo:text-indent="0cm" style:auto-text-indent="false"/>
      <style:text-properties fo:font-weight="bold" style:font-weight-asian="bold"/>
    </style:style>
    <style:style style:name="P27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8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2.524cm" fo:margin-right="0cm" fo:line-height="100%" fo:text-indent="0.076cm" style:auto-text-indent="false"/>
    </style:style>
    <style:style style:name="P32" style:family="paragraph" style:parent-style-name="Standard">
      <style:paragraph-properties fo:margin-left="0.686cm" fo:margin-right="0cm" fo:line-height="100%" fo:text-indent="0cm" style:auto-text-indent="false"/>
    </style:style>
    <style:style style:name="P33" style:family="paragraph" style:parent-style-name="Standard">
      <style:paragraph-properties fo:margin-left="0.811cm" fo:margin-right="0cm" fo:line-height="95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81cm" fo:margin-right="0cm" fo:line-height="95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5" style:family="paragraph" style:parent-style-name="Standard">
      <style:paragraph-properties fo:margin-left="0.002cm" fo:margin-right="3.244cm" fo:text-indent="0cm" style:auto-text-indent="false"/>
    </style:style>
    <style:style style:name="P36" style:family="paragraph" style:parent-style-name="Standard">
      <style:paragraph-properties fo:margin-left="0.811cm" fo:margin-right="0cm" fo:line-height="100%" fo:text-indent="-0.81cm" style:auto-text-indent="false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>
      <style:paragraph-properties fo:margin-left="0.436cm" fo:margin-right="0cm" fo:line-height="100%" fo:text-indent="0cm" style:auto-text-indent="false"/>
      <style:text-properties fo:font-weight="bold" style:font-weight-asian="bold"/>
    </style:style>
    <style:style style:name="P39" style:family="paragraph" style:parent-style-name="Standard" style:list-style-name="WW8Num5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0" style:family="paragraph" style:parent-style-name="Standard" style:list-style-name="WW8Num5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2" style:family="paragraph" style:parent-style-name="Standard" style:list-style-name="WW8Num4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4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P45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2">
      <style:paragraph-properties fo:margin-left="0.519cm" fo:margin-right="0cm" fo:line-height="100%" fo:text-indent="-0.499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8" style:family="paragraph" style:parent-style-name="Standard" style:list-style-name="WW8Num2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3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4" style:family="paragraph" style:parent-style-name="Standard" style:list-style-name="WW8Num3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name-asian="Arial" style:font-weight-asian="bold" style:font-name-complex="Arial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style:font-name-asian="Arial" style:font-size-asian="10pt" style:font-name-complex="Arial"/>
    </style:style>
    <style:style style:name="T6" style:family="text">
      <style:text-properties style:font-name="Arial" fo:font-size="9pt" style:font-name-asian="Arial" style:font-size-asian="9pt" style:font-name-complex="Arial"/>
    </style:style>
    <style:style style:name="T7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ECRETARÍA DE LA DEFENSA NACIONAL.</text:p>
      <text:p text:style-name="P4"><text:s/><text:bookmark text:name="_GoBack"/></text:p>
      <text:list xml:id="list1189650704" text:style-name="WW8Num1">
        <text:list-item>
          <text:p text:style-name="P21">DIR. GRAL. EDUC. MIL. Y <text:tab/> <text:s text:c="226"/>ESC. MIL. DE INGS.</text:p>
        </text:list-item>
      </text:list>
      <text:p text:style-name="P22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6">SECUENCIA DIDÁCTICA No. 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3">(E) Unidad de aprendizaje: </text:p>
          </table:table-cell>
          <table:covered-table-cell/>
          <table:table-cell table:style-name="Tabla1.A3" table:number-columns-spanned="5" office:value-type="string">
            <text:p text:style-name="P24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1">Probabilidad y Estadística</text:p>
          </table:table-cell>
          <table:covered-table-cell/>
          <table:table-cell table:style-name="Tabla1.C4" table:number-columns-spanned="5" office:value-type="string">
            <text:p text:style-name="P12">III. DISTRIBUCIONES DISCRET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6">REVISION DE LA PRIMERA EVALUACION PARCIAL</text:p>
            <text:p text:style-name="P26">3.1 CALCULA LA DISTRIBUCION DE PROBABILIDAD DE BERNOULLI DE LA VARIABLE INVOLUCRADA, SIN ERROR DE CONCEPTO.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3"><text:s/></text:p>
            <text:p text:style-name="P9">(H) Mediador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30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3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8">Campo Militar No. 1-K, Lomas de San Isidro, México, <text:s/>Viernes 16 de abril de 2021.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1"><text:span text:style-name="T3">(J) Situación problema: (conflicto cognitivo</text:span><text:span text:style-name="T2">)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8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7">¿Cuál es el concepto de función de distribución de probabilidad de variables aleatorias discretas?</text:p>
            <text:p text:style-name="P17">¿Cuál es la relación entre la función de distribución de probabilidad y la función de densidad de probabilidad de una variable aleatoria discreta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8">El personal discente recibe retroalimentación de los resultados obtenidos en la segunda evaluación.</text:p>
            <text:p text:style-name="P28">IDENTIFICA LAS DISTINTAS FORMAS EN QUE SE PUEDEN PRESENTAR LAS DISTRIBUCIONES DISCRETAS UTILIZADAS EN PROBABILIDAD AL ESTUDIAR ALGUNOS FENOMENOS ALEATORIOS DEL AREA DE INGENIERIA.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8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2"><text:span text:style-name="T3">(L) Metodología a desarrollar:</text:span><text:span text:style-name="T6"> </text:span></text:p>
          </table:table-cell>
          <table:table-cell table:style-name="Tabla1.A3" table:number-columns-spanned="3" office:value-type="string">
            <text:p text:style-name="P33">(M) Actividades del Mediador: 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4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27">(O) Recursos: </text:p>
            <text:p text:style-name="P35"><text:span text:style-name="T7"><text:s/></text:span><text:s/></text:p>
          </table:table-cell>
          <table:covered-table-cell/>
          <table:covered-table-cell/>
          <table:table-cell table:style-name="Tabla1.A1" office:value-type="string">
            <text:p text:style-name="P36"><text:span text:style-name="T3">(P) Indicadores de desempeño:</text:span><text:span text:style-name="T9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37">Método Expositivo.</text:p>
            <text:p text:style-name="P37"/>
            <text:p text:style-name="P38">Técnica de Explicación Oral.</text:p>
          </table:table-cell>
          <table:table-cell table:style-name="Tabla1.B13" table:number-rows-spanned="3" table:number-columns-spanned="3" office:value-type="string">
            <text:list xml:id="list3422230227" text:style-name="WW8Num5">
              <text:list-item>
                <text:p text:style-name="P39">El personal docente realizará la retroalimentación de los resultados obtenidos en la segunda evaluación.</text:p>
              </text:list-item>
              <text:list-item>
                <text:p text:style-name="P41">Se menciona el propósito del tema.</text:p>
              </text:list-item>
              <text:list-item>
                <text:p text:style-name="P40">Se realizan las preguntas del Conflicto Cognitivo. </text:p>
              </text:list-item>
              <text:list-item>
                <text:p text:style-name="P40">Se dan las instrucciones pertinentes sobre las estrategias <text:soft-page-break/>de trabajo.</text:p>
              </text:list-item>
              <text:list-item>
                <text:p text:style-name="P40">Se da realimentación sobre el trabajo realizado, al personal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27">Obtiene funciones de distribución de probabilidad de variables aleatorias discretas.</text:p>
          </table:table-cell>
          <table:covered-table-cell/>
          <table:table-cell table:style-name="Tabla1.G11" table:number-columns-spanned="3" office:value-type="string">
            <text:list xml:id="list3151238969" text:style-name="WW8Num4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2">Internet.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016807330458" text:continue-numbering="true" text:style-name="WW8Num4">
              <text:list-item>
                <text:p text:style-name="P43">Calificación de examen.</text:p>
              </text:list-item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5">Creatividad.</text:p>
              </text:list-item>
              <text:list-item>
                <text:p text:style-name="P45">Trabajo colaborativo.</text:p>
              </text:list-item>
              <text:list-item>
                <text:p text:style-name="P45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/>
          </table:table-cell>
          <table:covered-table-cell/>
          <table:table-cell table:style-name="Tabla1.A3" table:number-columns-spanned="3" office:value-type="string">
            <text:p text:style-name="P46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811183895" text:style-name="WW8Num2">
              <text:list-item>
                <text:p text:style-name="P47">120 minutos en total.</text:p>
              </text:list-item>
              <text:list-item>
                <text:p text:style-name="P48">20 minutos de receso intercalados</text:p>
              </text:list-item>
              <text:list-item>
                <text:p text:style-name="P48">5 minutos de encuadre.</text:p>
              </text:list-item>
              <text:list-item>
                <text:p text:style-name="P48">5 minutos para explicar el desarrollo de la dinámica de trabajo.</text:p>
              </text:list-item>
              <text:list-item>
                <text:p text:style-name="P48">25 minutos para dar retroalimentación sobre las tareas y evidencias desarrolladas por los discentes en las clases anteriores.</text:p>
              </text:list-item>
              <text:list-item>
                <text:p text:style-name="P48">50 minutos para la obtención de funciones de distribución de variables aleatorias discretas.</text:p>
              </text:list-item>
              <text:list-item>
                <text:p text:style-name="P48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11">R) Proceso Metacognitiv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0">¿Qué tan preciso le pareció a usted el aprendizaje adquirido?</text:p>
            <text:p text:style-name="P10">¿Qué tan claro fue para usted el aprendizaje adquirido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1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2">(S) Momentos de evaluación:</text:span><text:span text:style-name="T3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0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2">(V)Producto final:</text:span><text:span text:style-name="T7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0">Diagnóstica </text:p>
          </table:table-cell>
          <table:covered-table-cell/>
          <table:table-cell table:style-name="Tabla1.C18" office:value-type="string">
            <text:p text:style-name="P11">( <text:s/>) </text:p>
          </table:table-cell>
          <table:table-cell table:style-name="Tabla1.D20" table:number-rows-spanned="3" table:number-columns-spanned="3" office:value-type="string">
            <text:p text:style-name="P5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808444263" text:style-name="WW8Num3">
              <text:list-item>
                <text:p text:style-name="P53">Examen Parcial</text:p>
              </text:list-item>
              <text:list-item>
                <text:p text:style-name="P53">Lista de cotejo o verificación.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list xml:id="list5017434865936" text:continue-numbering="true" text:style-name="WW8Num3">
              <text:list-item>
                <text:p text:style-name="P19">Examen cumplimentado.</text:p>
              </text:list-item>
              <text:list-item>
                <text:p text:style-name="P19">Ilustración de la obtención de funciones de distribución de variables aleatorias discretas.</text:p>
              </text:list-item>
            </text:list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0">Sumativa. </text:p>
          </table:table-cell>
          <table:covered-table-cell/>
          <table:table-cell table:style-name="Tabla1.C19" office:value-type="string">
            <text:p text:style-name="P11">( <text:s/>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0">Formativa. </text:p>
          </table:table-cell>
          <table:covered-table-cell/>
          <table:table-cell table:style-name="Tabla1.C20" office:value-type="string">
            <text:p text:style-name="P11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8"><text:s/></text:p>
            <text:p text:style-name="P8">(W)Elaboró: Mediador.</text:p>
            <text:p text:style-name="P8"><text:soft-page-break/>C. I.I. en E. </text:p>
            <text:p text:style-name="P2"/>
            <text:p text:style-name="P55">Lamberto Maza Casas</text:p>
            <text:p text:style-name="P55">(3045005) 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8"><text:s/></text:p>
            <text:p text:style-name="P2"><text:span text:style-name="T3"><text:s/>Vo. <text:s text:c="17"/>Bo. </text:span></text:p>
            <text:p text:style-name="P8"><text:soft-page-break/>EL Tte. Cor. I. I., Jefe Sec. Académica. </text:p>
            <text:p text:style-name="P2"/>
            <text:p text:style-name="P57">Omar Luna Ramírez</text:p>
            <text:p text:style-name="P56"><text:span text:style-name="T3">(</text:span><text:span text:style-name="T4">C-822090</text:span><text:span text:style-name="T3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name-asian="Arial" style:font-family-asian="Arial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6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6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6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6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6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6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6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6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501cm" fo:margin-bottom="1.501cm" fo:margin-left="1.251cm" fo:margin-right="1.185cm" fo:background-color="#ffffff" style:writing-mode="lr-tb" style:layout-grid-color="#c0c0c0" style:layout-grid-lines="3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NIX</meta:initial-creator>
    <meta:creation-date>2018-12-02T14:04:00</meta:creation-date>
    <dc:date>2022-03-14T00:11:08.560453000</dc:date>
    <meta:print-date>2019-10-03T23:31:00</meta:print-date>
    <meta:editing-cycles>209</meta:editing-cycles>
    <meta:editing-duration>PT11H38M32S</meta:editing-duration>
    <meta:document-statistic meta:table-count="1" meta:image-count="0" meta:object-count="0" meta:page-count="3" meta:paragraph-count="90" meta:word-count="482" meta:character-count="3680" meta:non-whitespace-character-count="2795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